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in Modern Mono Light" svg:font-family="'Latin Modern Mono Light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 Thin" svg:font-family="'La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atin Modern Mono Light" fo:font-size="8pt" style:font-size-asian="8pt" style:font-size-complex="8pt"/>
    </style:style>
    <style:style style:name="P2" style:family="paragraph" style:parent-style-name="Preformatted_20_Text">
      <style:text-properties style:font-name="Latin Modern Mono Light" fo:font-size="8pt" officeooo:paragraph-rsid="00171c5b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. <text:s/>|_|_|_|_|_|.. <text:s/>|_|_|_|_|_|.. <text:s/>|_|_|_|_|_|.. <text:s/>|_|_|_|_|_|.. <text:s/>|_|_|_|_|_|.. <text:s/>|_|_|_|_|_|.. <text:s/>|_|_|_|_|_|.. <text:s/>|_|_|_|_|_|.. <text:s/>|_|_|_|_|_|.. <text:s/>|_|_|_|_|_|.. <text:s/>|_|_|_|_|_|.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/>
      <text:p text:style-name="P1"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. <text:s/>|_|_|_|_|_|.. <text:s/>|_|_|_|_|_|.. <text:s/>|_|_|_|_|_|.. <text:s/>|_|_|_|_|_|.. <text:s/>|_|_|_|_|_|.. <text:s/>|_|_|_|_|_|.. <text:s/>|_|_|_|_|_|.. <text:s/>|_|_|_|_|_|.. <text:s/>|_|_|_|_|_|.. <text:s/>|_|_|_|_|_|.. <text:s/>|_|_|_|_|_|.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/>
      <text:p text:style-name="P1"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. <text:s/>|_|_|_|_|_|.. <text:s/>|_|_|_|_|_|.. <text:s/>|_|_|_|_|_|.. <text:s/>|_|_|_|_|_|.. <text:s/>|_|_|_|_|_|.. <text:s/>|_|_|_|_|_|.. <text:s/>|_|_|_|_|_|.. <text:s/>|_|_|_|_|_|.. <text:s/>|_|_|_|_|_|.. <text:s/>|_|_|_|_|_|.. <text:s/>|_|_|_|_|_|.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/>
      <text:p text:style-name="P1"><text:soft-page-break/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. <text:s/>|_|_|_|_|_|.. <text:s/>|_|_|_|_|_|.. <text:s/>|_|_|_|_|_|.. <text:s/>|_|_|_|_|_|.. <text:s/>|_|_|_|_|_|.. <text:s/>|_|_|_|_|_|.. <text:s/>|_|_|_|_|_|.. <text:s/>|_|_|_|_|_|.. <text:s/>|_|_|_|_|_|.. <text:s/>|_|_|_|_|_|.. <text:s/>|_|_|_|_|_|..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1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2"/>
      <text:p text:style-name="P2"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.. <text:s/>|_|_|_|_|_|.. <text:s/>|_|_|_|_|_|.. <text:s/>|_|_|_|_|_|.. <text:s/>|_|_|_|_|_|.. <text:s/>|_|_|_|_|_|.. <text:s/>|_|_|_|_|_|.. <text:s/>|_|_|_|_|_|.. <text:s/>|_|_|_|_|_|.. <text:s/>|_|_|_|_|_|.. <text:s/>|_|_|_|_|_|.. <text:s/>|_|_|_|_|_|..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2"/>
      <text:p text:style-name="P2"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text:s text:c="3"/>=========== 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.. <text:s/>|_|_|_|_|_|.. <text:s/>|_|_|_|_|_|.. <text:s/>|_|_|_|_|_|.. <text:s/>|_|_|_|_|_|.. <text:s/>|_|_|_|_|_|.. <text:s/>|_|_|_|_|_|.. <text:s/>|_|_|_|_|_|.. <text:s/>|_|_|_|_|_|.. <text:s/>|_|_|_|_|_|.. <text:s/>|_|_|_|_|_|.. <text:s/>|_|_|_|_|_|..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 <text:s text:c="3"/>|_|_|_|_|_|</text:p>
      <text:p text:style-name="P2"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 <text:s text:c="2"/>|_|_|_|_|_|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in Modern Mono Light" svg:font-family="'Latin Modern Mono Light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 Thin" svg:font-family="'La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0T09:36:00.154984161</dc:date>
    <meta:editing-duration>PT2M42S</meta:editing-duration>
    <meta:editing-cycles>1</meta:editing-cycles>
    <meta:generator>LibreOffice/5.4.4.2$Linux_X86_64 LibreOffice_project/40m0$Build-2</meta:generator>
    <meta:document-statistic meta:table-count="0" meta:image-count="0" meta:object-count="0" meta:page-count="2" meta:paragraph-count="96" meta:word-count="1152" meta:character-count="16944" meta:non-whitespace-character-count="13176"/>
  </office:meta>
</office:document-meta>
</file>